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61410000594DDDB2B8B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c9bb7"/>
    </style:style>
    <style:style style:name="P2" style:family="paragraph" style:parent-style-name="Standard">
      <style:text-properties officeooo:paragraph-rsid="000dc3f2"/>
    </style:style>
    <style:style style:name="T1" style:family="text">
      <style:text-properties officeooo:rsid="000c9bb7"/>
    </style:style>
    <style:style style:name="T2" style:family="text">
      <style:text-properties officeooo:rsid="000dc3f2"/>
    </style:style>
    <style:style style:name="T3" style:family="text">
      <style:text-properties fo:font-weight="bold" officeooo:rsid="000dc3f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 run the test open Matlab.</text:span></text:p>
      <text:p text:style-name="P1"><text:span text:style-name="T1">Then go to this directory on Matlab and execute the "run" script.</text:span></text:p>
      <text:p text:style-name="P1"><text:span text:style-name="T1"/></text:p>
      <text:p text:style-name="P1"><text:span text:style-name="T1">The run script reads the file "input.txt" and builds a Context Tree.</text:span></text:p>
      <text:p text:style-name="P1"><text:span text:style-name="T1">The tree returned is an array of noe and each node is a data structure.</text:span></text:p>
      <text:p text:style-name="P1"><text:span text:style-name="T1"/></text:p>
      <text:p text:style-name="P1"><text:span text:style-name="T1">To access a node: tree{NUMBER OF THE NODE}</text:span></text:p>
      <text:p text:style-name="P1"><text:span text:style-name="T1"/></text:p>
      <text:p text:style-name="P2"><text:span text:style-name="T2">Each node has a name which is the </text:span><text:span text:style-name="T3">name</text:span><text:span text:style-name="T2">, the </text:span><text:span text:style-name="T3">index of the parent</text:span><text:span text:style-name="T2">, the </text:span><text:span text:style-name="T3">index of each child</text:span><text:span text:style-name="T2">, the </text:span><text:span text:style-name="T3">number of times it was called by the parent on that stack</text:span><text:span text:style-name="T2"> and </text:span><text:span text:style-name="T3">its own index</text:span></text:p>
      <text:p text:style-name="Standard"><text:span text:style-name="T1"/></text:p>
      <text:p text:style-name="Standard"><draw:frame draw:style-name="fr1" draw:name="graphics1" text:anchor-type="paragraph" svg:width="6.6925in" svg:height="4.422in" draw:z-index="0"><draw:image xlink:href="Pictures/20000009000061410000594DDDB2B8B5.svm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9S</meta:editing-duration>
    <meta:editing-cycles>4</meta:editing-cycles>
    <meta:generator>LibreOffice/3.6$Windows_x86 LibreOffice_project/da8c1e6-fd468f4-454e206-f42a4a9-143cfd</meta:generator>
    <dc:date>2015-02-04T23:44:16.55</dc:date>
    <meta:document-statistic meta:table-count="0" meta:image-count="1" meta:object-count="0" meta:page-count="1" meta:paragraph-count="6" meta:word-count="89" meta:character-count="443" meta:non-whitespace-character-count="360"/>
    <meta:user-defined meta:name="Info 1"/>
    <meta:user-defined meta:name="Info 2"/>
    <meta:user-defined meta:name="Info 3"/>
    <meta:user-defined meta:name="Info 4"/>
  </office:meta>
</office:document-meta>
</file>